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fo:font-weight="bold" style:font-name-asian="Arial" style:font-size-asian="11pt" style:font-weight-asian="bold" style:font-name-complex="Arial" style:font-size-complex="11pt"/>
    </style:style>
    <style:style style:name="P3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  <style:style style:name="T4" style:family="text">
      <style:text-properties officeooo:rsid="001fb3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Default_20_Paragraph_20_Font"><text:span text:style-name="T1">Solicitação de Mudança</text:span></text:span></text:h>
      <text:p text:style-name="Standard"><text:span text:style-name="Default_20_Paragraph_20_Font"><text:span text:style-name="T2">Nome do Sistema:</text:span></text:span><text:span text:style-name="Default_20_Paragraph_20_Font"><text:span text:style-name="T3"> Sistema de Vendas e Reserva de Ingresso</text:span></text:span></text:p>
      <text:p text:style-name="Standard"><text:span text:style-name="Default_20_Paragraph_20_Font"><text:span text:style-name="T2">Data:</text:span></text:span><text:span text:style-name="Default_20_Paragraph_20_Font"><text:span text:style-name="T3"> 0</text:span></text:span><text:span text:style-name="Default_20_Paragraph_20_Font"><text:span text:style-name="T3">8</text:span></text:span><text:span text:style-name="Default_20_Paragraph_20_Font"><text:span text:style-name="T3">/06/2015</text:span></text:span></text:p>
      <text:p text:style-name="P1"/>
      <text:p text:style-name="Standard"><text:span text:style-name="Default_20_Paragraph_20_Font"><text:span text:style-name="T2">Solicitante:</text:span></text:span><text:span text:style-name="Default_20_Paragraph_20_Font"><text:span text:style-name="T3"> Lucas de Assis Rosa</text:span></text:span></text:p>
      <text:p text:style-name="P1"/>
      <text:p text:style-name="Standard"><text:span text:style-name="Default_20_Paragraph_20_Font"><text:span text:style-name="T2">Descrição detalhada:</text:span></text:span></text:p>
      <text:p text:style-name="P1">1 – É necessário mudar a entidade Funcionario, de modo que sejam colocadas anotações nos atributos para validação na JSP na hora dos cadastro.</text:p>
      <text:p text:style-name="P1">2 – <text:s/>É <text:span text:style-name="T4">necessário</text:span> adicionar no cabeçalho de funcionários a opção para ter acesso a nova funcionalidade de gerenciar <text:span text:style-name="T4">funcionários.</text:span></text:p>
      <text:p text:style-name="P1">3 – Para realizar o login especifico de admin, necessita-se implementar no login controller que quando um <text:span text:style-name="T4">funcionário</text:span> administrador se loga no sistema como <text:span text:style-name="T4">funcionário</text:span>, ele se logue como administrador também. Também precisa-se alterar no interceptor de funcionários para controlar as <text:span text:style-name="T4">páginas</text:span> restritas ao administrador.</text:p>
      <text:p text:style-name="P1">4 – O cadastro de <text:span text:style-name="T4">funcionários</text:span> precisa ser alterado, de modo que apenas <text:span text:style-name="T4">funcionários</text:span> com <text:span text:style-name="T4">nível</text:span> de acesso diferente de administrador possam ser cadastrados através da <text:span text:style-name="T4">página</text:span> de cadastro do sistema. Isso, para que o cadastro de administradores não seja feito por um usuário comum. Para isso, será preciso mudar a <text:span text:style-name="T4">página</text:span> JSP de cadastro e os métodos de cadastro no <text:span text:style-name="T4">funcionário</text:span> controller.</text:p>
      <text:p text:style-name="P1"/>
      <text:p text:style-name="P2">Justificativas:</text:p>
      <text:p text:style-name="P1">As alterações relacionadas as <text:span text:style-name="T4">páginas</text:span> de cadastro de <text:span text:style-name="T4">funcionários</text:span>, as anotações de validação na entidade Funcionario e ao FuncionarioController são necessárias para adequar a funcionalidade de cadastrar funcionários, antes usada como apoio às funcionalidades do segundo sprint, ao caso de uso de manter cadastro de funcionários atribuído ao terceiro sprint.</text:p>
      <text:p text:style-name="P1">Já as alterações no login controller são necessárias para implementar o login de admin para acesso às funções restritas do administrador, que seria o cadastro, alteração e exclusão de outros funcionários.</text:p>
      <text:p text:style-name="P1"/>
      <text:p text:style-name="Standard"><text:span text:style-name="Default_20_Paragraph_20_Font"><text:span text:style-name="T2">Anexos:</text:span></text:span><text:span text:style-name="Default_20_Paragraph_20_Font"><text:span text:style-name="T3">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0" fo:font-size="12pt" style:font-size-asian="12pt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style:contextual-spacing="false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Arial" style:font-size-asian="14pt" style:font-name-complex="Arial" style:font-size-complex="14pt" fo:hyphenate="false"/>
    </style:style>
    <style:style style:name="Subtitle" style:family="paragraph" style:parent-style-name="Standard" style:class="chapter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>OLDAIR</meta:initial-creator>
    <meta:creation-date>2015-06-08T04:39:00Z</meta:creation-date>
    <dc:date>2015-06-08T13:15:11.45</dc:date>
    <meta:editing-cycles>6</meta:editing-cycles>
    <meta:editing-duration>PT20M25S</meta:editing-duration>
    <meta:document-statistic meta:table-count="0" meta:image-count="0" meta:object-count="0" meta:page-count="1" meta:paragraph-count="13" meta:word-count="253" meta:character-count="1705" meta:non-whitespace-character-count="1459"/>
    <meta:template xlink:type="simple" xlink:actuate="onRequest" xlink:title="" xlink:href="file:///C:/Users/Yuri/Dropbox/WorkspaceSVRI/SVRI/1-Gerência/1.03-Manutenção%20de%20Software/Solicitação%20de%20Mudança%20-Restrição%20do%20Manter%20Cadastro%20de%20Funcionários.odt/Normal.dotm"/>
  </office:meta>
</office:document-meta>
</file>